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8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2" draw:layer="layout" svg:x1="1.1cm" svg:y1="6.128cm" svg:x2="7.534cm" svg:y2="6.128cm">
            <text:p text:style-name="P1">P1</text:p>
            <text:p text:style-name="P1"/>
          </draw:line>
          <draw:line draw:style-name="gr1" draw:text-style-name="P2" draw:layer="layout" svg:x1="7.702cm" svg:y1="5.989cm" svg:x2="10.413cm" svg:y2="1.062cm">
            <text:p text:style-name="P1"><text:s text:c="6"/>P1’</text:p>
            <text:p text:style-name="P1"/>
          </draw:line>
          <draw:line draw:style-name="gr1" draw:text-style-name="P2" draw:layer="layout" svg:x1="7.691cm" svg:y1="6.213cm" svg:x2="12.387cm" svg:y2="9.058cm">
            <text:p text:style-name="P1"><text:s text:c="8"/>P2’</text:p>
            <text:p text:style-name="P1"/>
          </draw:line>
          <draw:line draw:style-name="gr2" draw:text-style-name="P2" draw:layer="layout" svg:x1="7.708cm" svg:y1="6.128cm" svg:x2="14.142cm" svg:y2="6.128cm">
            <text:p/>
          </draw:line>
          <draw:frame draw:style-name="gr3" draw:text-style-name="P3" draw:layer="layout" svg:width="1.441cm" svg:height="1.111cm" svg:x="7.971cm" svg:y="5.039cm">
            <draw:text-box>
              <text:p><text:span text:style-name="T1">θ</text:span><text:span text:style-name="T2">1</text:span></text:p>
            </draw:text-box>
          </draw:frame>
          <draw:frame draw:style-name="gr3" draw:text-style-name="P3" draw:layer="layout" svg:width="1.819cm" svg:height="1.111cm" svg:x="8.853cm" svg:y="6.079cm">
            <draw:text-box>
              <text:p><text:span text:style-name="T1">θ</text:span><text:span text:style-name="T2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5:32:37.914231000</meta:creation-date>
    <dc:date>2017-11-19T15:39:26.980128000</dc:date>
    <meta:editing-duration>PT6M55S</meta:editing-duration>
    <meta:editing-cycles>1</meta:editing-cycles>
    <meta:document-statistic meta:object-count="7"/>
    <meta:generator>LibreOffice/5.4.2.2$MacOSX_X86_64 LibreOffice_project/22b09f6418e8c2d508a9eaf86b2399209b0990f4</meta:generator>
  </office:meta>
</office:document-meta>
</file>